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496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logue – The Council of Summoners</text:h>
      <text:p text:style-name="P1">The player characters, virtually immortal beings known as the Branded Ones, are forcefully ripped out of reality, transported through the void and find themselves stripped of their powers in the dungeons of the council of summoners.</text:p>
      <text:p text:style-name="P1">The summoners are a desert people defeated by the kingdom of Aisen some 300 years ago. While they seem to have been assimlilated by the kongdom, they still follow the words of their god Akeran, a stressed-out and humourless deity seeking to control all of creation. They have a very strict and hierarchic society were the powerful ignore the powerless and see them as property.</text:p>
      <text:p text:style-name="P1">In the summoner's vast underground facility the summoners conduct their experiments to further their abilities to produce creatures and equipment usable in the war to conquer the w... assist Aisen against it's enemies standing at the northern borders.</text:p>
      <text:p text:style-name="P1">Heavy construction is going on everywhere and dangerous accidents are common – while the Branded Ones are led through the corridors, one of the most dangerous creatures the summoners brought into being breaks free and forces them to take a detour. After the Party passes through a room full of minor experiments, a secret hallway and a library, the Branded Ones find themselves before Soren Windclaw, the person coordinating the summoner's various attempts to topple the royal family and take control of Aisen and, if possible, the whole continent. Only answering to the council itself he is a person of great competences and power, and someone no one wants to cross. While giving himself the image of an impatient ans easy to anger man he is really ice-cold. What no one knows is that he himself is not even a follower of Akeran but a Branded One himself, who uses the council or his ulterior motives. No one who found out ever lived to tell the tale.</text:p>
      <text:p text:style-name="P1">After recruiting the Branded Ones for the council - Windclaw leaves them little choice in the matter – they may choose to offend the council mage. He will then summon an elemental that is pretty dangerous to the Party at that moment.</text:p>
      <text:p text:style-name="P1">The next stop for the Branded Ones is the backstreets of Aisen. The place is mainly inhabited by council folk and the flair is according.</text:p>
      <text:p text:style-name="P1"/>
      <text:h text:style-name="Heading_20_1" text:outline-level="1">Chapter 1.1 – To the north</text:h>
      <text:p text:style-name="P1">After leaving the backstreets the Branded Ones come across the mercenary camp of Aisen's capital Medair, that was founded when the war at the north took a turn for the worse. It's inhabitants are rough and not to be taken lightly. Upon their arrival the Branded Ones are stopped by the Trader – a cheerful yet somehow shady figure, who invested wrong. He is the Branded Ones one and only source of townportal scrolls.</text:p>
      <text:p text:style-name="P1">The party leaves to the north – an open land, that used to be the granary of Aisen, but is now overrun with hordes of goblins. The kingdom struggles with two powerful nations and cannot maintain security inside it's borders.</text:p>
      <text:p text:style-name="P1">The party may enter Maylons Grave, a fairly big cave that is used as a grave for important peoble from the council, starting with Maylon who was the architect of the truth with Aisen 300 years ago. Right now the crypt is overrun by undead, since a rogue necromancer infiltrated Aisen and resurrected Maylon.</text:p>
      <text:p text:style-name="P1">After a while the Branded Ones enter Joringsbridge, a small village halfway to their final destination of Dwarfenwall. Upon entering, they witness the prince of Aisen taking away troops, while he journeys to the north-west border to fight against the demonic army assembling there. The sergeant responsible for the safety of the village begs the prince to leave at least some troops, but he is denied by the princes advisor, whose main task is to keep the young and idealistic man in check.</text:p>
      <text:p text:style-name="P1"><text:soft-page-break/>When the prince and his escort are about to leave, a peasant runs into the village and pleads for help against goblins besieging his farm. The prince is torn between his wish to help and protect his people and his duty to do so in the right place. He offers a large sum of gold for those who would aid the peasant, and the Branded Ones may accept this quest, even if they are looked upon suspiciously by the prince and his advisor, who know of their being Branded Ones and having serious doubts about them.</text:p>
      <text:h text:style-name="Heading_20_1" text:outline-level="1">Chapter 1.2 – Through the Woods</text:h>
      <text:p text:style-name="P1">Further north the landscape is changing from fields to woods and mountains. The party can even stumble across a ritual place of goblins. But the greenskins are not the only ones to be feared. Hordes of brigands and deserters make travelling a dangerous and exhausting occupation. In the mountains Windclaw switches their target, as the maga Ireana of Northborough is attacked. Since she is vital to the councils plans as the princes fiancé, the Branded Ones are to assist her immediately.</text:p>
      <text:p text:style-name="P1">Ireana is attacked by undead forces, that should not even be there. The Branded Ones come at the last minute and safe the maga who is seriously wounded. After rescuing her, the Branded Ones are sent deeper into the mountains to find out where the undead came from.</text:p>
      <text:p text:style-name="P1">The source is a cave system inhabited by goblins and wolfes and infiltrated by undead. Deep inside the cave a small fissure leads through the mountains into the undead territories. A necromancer working under the powerful lich Nar'Asoroth supervises the work to broaden this into a pathway for the undead army, so that it will be able to pass by the border stronghold of Dwarfenwall without resistance. Nar'Asoroth himself meanwhile tries to take the city, as it was his ambition for nearly 200 years. The Branded Ones catch a glimpse of him and fight of the workers and the necromancer, finally destroying the tunnel.</text:p>
      <text:p text:style-name="P1">The Branded Ones have an unexpected meeting with the Trader, who seems to be trapped in the caves by after a cave-in caused by the Branded One's explosiv. The party clears the way and finally reaches the stronghold of Dwarfenwall.</text:p>
      <text:h text:style-name="Heading_20_1" text:outline-level="1">Chapter 1.3 – The siege of Dwarfenwall</text:h>
      <text:p text:style-name="P1">The Branded Ones enter the city. It is under heavy siege and people in the open are in constand danger of being hit by a catapult. The party meets with the two responsible for the defense: general Greif and the maga Darna Icediver. The general is quite prejudiced against Branded Ones, but need dictates the use of drastic measures. The Branded Ones fight at the front after the undead finally take down a section of the city walls. After fighting off a heavy assault the Branded Ones are sent out into the field camp of the undead besiegers and ultimately destroy Nar'Asoroth, relieving the undead border for the moment and ending the de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limgard </meta:initial-creator>
    <meta:creation-date>2010-04-26T21:32:21.52</meta:creation-date>
    <meta:document-statistic meta:table-count="0" meta:image-count="0" meta:object-count="0" meta:page-count="2" meta:paragraph-count="20" meta:word-count="1131" meta:character-count="6497"/>
    <dc:date>2010-04-26T22:36:44.43</dc:date>
    <dc:creator>Kalimgard </dc:creator>
    <meta:editing-duration>PT00H00M28S</meta:editing-duration>
    <meta:editing-cycles>1</meta:editing-cycles>
    <meta:generator>OpenOffice.org/3.1$Win32 OpenOffice.org_project/310m11$Build-9399</meta:generator>
  </office:meta>
</office:document-meta>
</file>